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247.01pt"/>
    </style:style>
    <style:style style:name="co3" style:family="table-column">
      <style:table-column-properties fo:break-before="auto" style:column-width="60.21pt"/>
    </style:style>
    <style:style style:name="co4" style:family="table-column">
      <style:table-column-properties fo:break-before="auto" style:column-width="301.8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genres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Roberto's Italian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Balbaa Vill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Seafood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ish Mark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Seafood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White and Blue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Seafood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antorini Greek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Seafood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Ginge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ea Gul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Seafood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hez Gab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Fresca| Four Seasons Alexandria at San Stefano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Roastery coff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Cafe| Vegetarian Friendly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Zephere Sea Food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Seafood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Abd El Wahab Villag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Alban Swissr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Tejano's Mexican Gri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xican| Vegetarian Friendly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Fish Mark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Seafood| Mediterrane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Byblos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Hos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Tamara Lebanese Bistro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Farag Fish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Seafood| Mediterranean| Egypt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Tikka Gr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Arous El Bahr Fish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Seafood| Mediterranean| Egypt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Lati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Cafe| Mediterranean| Vegetarian Friendly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anta Lucia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amakm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Seafood| Mediterranean| Egypt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alady gourm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| Egypt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Gad Restaurant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7 Seas Fish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Seafood| Mediterranean| Egypt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G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Ole Cafe Espani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| Vegetarian Friendly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inouche Pizz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Italian| Vegetarian Friendly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NEO Lounge Alexandr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| As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Bruxie's EGYP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Jars &amp; Jazz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efano's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| Ital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Jun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| Egypt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pitfire Ba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Kadoura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Seafood| Mediterrane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Hosny For B.B.Q &amp; Seaf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Seafood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Ibn Hami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Seafood| Mediterranean| Egyptian 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hina Hou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El Fallah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Fish Island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Seafood| Mediterrane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Potas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Holmes Burger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an Giovanni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Seafood| Mediterrane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arbuck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| Vegetarian Friendly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Karam Beiru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Fish Mark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Seafood| Mediterrane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Kadou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Seafood| Mediterranean| Egypt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Zephyrion F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Seafood| Mediterrane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rlos Caf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Abou El Sid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Egyptian| Mediterrane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La Verand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Zanilli's Cafe &amp; Restaurant Montazah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taurant | Mediterranean| Cafe| Vegetarian Friendly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Gad Restaura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lithea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ina Hou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Grand Caf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Cafe| Mediterranean| Middle Easter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Nutellopi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| Mediterranean| Egypt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Athene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Cafe| Mediterranean| Egyptian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lying Carpe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<text:s/>Vegetarian Friendly</text:p>
          </table:table-cell>
          <table:table-cell office:value-type="string" calcext:value-type="string">
            <text:p>Taba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Nelson Restaurant &amp; B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<text:s/>Seafood</text:p>
          </table:table-cell>
          <table:table-cell office:value-type="string" calcext:value-type="string">
            <text:p>Taba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stle Zaman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Taba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El Fuego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<text:s/>Mexican</text:p>
          </table:table-cell>
          <table:table-cell office:value-type="string" calcext:value-type="string">
            <text:p>Taba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sa Taba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| Vegetarian Friendly</text:p>
          </table:table-cell>
          <table:table-cell office:value-type="string" calcext:value-type="string">
            <text:p>Taba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hez Pasca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<text:s/>French</text:p>
          </table:table-cell>
          <table:table-cell office:value-type="string" calcext:value-type="string">
            <text:p>Taba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ea Shell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Seafood| Mediterranean</text:p>
          </table:table-cell>
          <table:table-cell office:value-type="string" calcext:value-type="string">
            <text:p>Taba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arhaba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Taba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hahraz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Taba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L'Asiatiqu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Taba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Regatta Cl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Taba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Lagoon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Taba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Olive Branch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Taba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Retro Ca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Italian| Cafe</text:p>
          </table:table-cell>
          <table:table-cell office:value-type="string" calcext:value-type="string">
            <text:p>Taba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repiano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Taba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Mandarin Bist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<text:s/>Asian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El Kababg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Egypti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House of Sp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The Queen Vic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Lux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Egypti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Boharat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Egypti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Bomba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ushi Loung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Rango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Fusion 2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a Mauro "Solo Pasta&amp;Pizza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Italian | Mediterrane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The Blue Fount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 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fe Chino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Cafe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L'entrecote Steak Hous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Mai Thai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sa Mi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 | Mediterrane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Farsha Caf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 | Cafe | Egypti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Zen Chinese Restaurant - SOHO Square Sharm El Sheikh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Il Vizietto Italian Restaurant - Pizz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 | Mediterrane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mel Bar &amp; Roof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lhambra Cafe &amp;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Italian | Mediterranean | Vegetarian Friendly | Cafe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Hard Rock Cafe Nabq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merican | Bar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Fish Marke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Seafood | Mediterranean | Egypt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Fairuz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Jive 1 Ba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Union Jack Bar and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ala Thai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Nino's Italian Restaurant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Tandoori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Arab Buc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Italian | Cafe | Seafood 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Hard Rock Cafe Sharm El Sheik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American | Bar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Teppanyaki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 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Fares Seafood - IL Mercato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Seafood | Egypt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Bus Stop Lounge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Dananee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Seafood | Egypt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El Fana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Seafood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Fares Seafood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Seafood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El Masrien Grill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McDonald'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American | Fast Food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Little Budd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Fleur De Li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French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Natraj Indian Restaurant &amp; Loung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Akuna Matat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Seafood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McDonald's Naama B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American 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The Loung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akai Tukai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La Fle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Europ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On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Italian | Seafood | Mediterranean | Egypt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White Elephant Thai Restaurant and Sushi Bar </text:p>
          </table:table-cell>
          <table:table-cell/>
          <table:table-cell office:value-type="string" calcext:value-type="string">
            <text:p>Restaurant | Asi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Pharaoh Caf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 | Bar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adiki Caf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aligula Hot Rock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La Pentolacci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 | Mediterrane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Palm Lounge Caf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 | Bar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Bar1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La Rose Restaurant Oriental &amp; Seafood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Seafood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Fares Seafood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Seafood | Egyptian 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Rosmarino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 | Mediterrane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View Loun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Mandarin Bist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House of Sp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El Kababg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The Queen Vic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Boharat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Egyptian 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Lux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Bomba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Rango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ushi Loung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Fusion 2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fe Chino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Cafe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Da Mauro "Solo Pasta&amp;Pizza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The Blue Fount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Zen Chinese Restaurant - SOHO Square Sharm El Sheikh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ai Thai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L'entrecote Steak Hous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sa Mi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 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Farsha Caf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 | Cafe | Egypt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Il Vizietto Italian Restaurant - Pizz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Hard Rock Cafe Nabq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merican | Bar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amel Bar &amp; Roof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Alhambra Cafe &amp;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Italian | Cafe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ish Marke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<text:s/>Seafood| Mediterranean| Egypt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Arab Buc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Italian | Cafe | Seafood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Union Jack Bar and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Jive 1 Ba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ala Thai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Fairuz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Nino's Italian Restaurant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Pomodoro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 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Miramar Cafe &amp;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Reef Beach Restaurant Managed by Egyptian Vacation Club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 | Seafood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Kokai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TGI Friday'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taurant | Americ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Kona Kai Sushi Bar &amp;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Seafood | As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KFC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taurant | American| Fast Food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heers Bar &amp; Grill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merican| Bar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El Panorama Lounge &amp;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merican| Bar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Made in S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Italian | Seafood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McDonald'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American| Fast Food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harleston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Mughal Maha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harks Bay Umbi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Seafood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lamari Seafood Market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Seafood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Pirate's Ba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Bella Vista Italian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La Gazelle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Seafood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Luna Loung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The Stonegrill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Fisherman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 | Seafood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Old Town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Ristorante El Wadi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Oasis Ba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alo Eat &amp; Drin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Cafe 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Fifty Sports Ba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ofra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Ristorante La Casa Pizza &amp; Past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Emy Ca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Cafe | Bar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WHY NOT Risto Cafe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Cafe | Ital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hish Bish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Mandarin Bist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House of Sp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El Kababg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The Queen Vic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Boharat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Lux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Bomba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Rango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ushi Loung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Fusion 2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afe Chino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Cafe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a Mauro "Solo Pasta&amp;Pizza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The Blue Fount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Zen Chinese Restaurant - SOHO Square Sharm El Sheikh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Mai Thai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L'entrecote Steak Hous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sa Mi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<text:s/>Italian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Farsha Caf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<text:s/>Bar| Cafe| Egypt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Il Vizietto Italian Restaurant - Pizz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<text:s/>Italian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Hard Rock Cafe Nabq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mel Bar &amp; Roof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<text:s/>Bar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Alhambra Cafe &amp;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Italian| Cafe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Fish Marke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<text:s/>Seafood| Mediterranean| Egypt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Arab Buc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Italian| Cafe| Seafood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Union Jack Bar and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Jive 1 Ba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ala Thai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<text:s/>Asian| Vegetarian Friendly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Fairuz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Nino's Italian Restaurant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Sharm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orallo - Sea Food - Almaza Ba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Seafood | Mediterranean</text:p>
          </table:table-cell>
          <table:table-cell office:value-type="string" calcext:value-type="string">
            <text:p>Marsa Matruh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Kamo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Marsa Matruh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Morgana - Mediterranean Cusine –Almaza Ba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Marsa Matruh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Makai Tukai - Asian Fusion -Almaza B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Marsa Matruh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ofra - Middle East Cusine - Almaza Ba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Marsa Matruh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Hosny For B.B.Q &amp; Seafood S. A. E.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taurant | Mediterranean | Seafood</text:p>
          </table:table-cell>
          <table:table-cell office:value-type="string" calcext:value-type="string">
            <text:p>Marsa Matruh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McDonald'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Fast Food</text:p>
          </table:table-cell>
          <table:table-cell office:value-type="string" calcext:value-type="string">
            <text:p>Marsa Matruh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ahar Restauran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Marsa Matruh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Khaled &amp; His Brothers For F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Seafood</text:p>
          </table:table-cell>
          <table:table-cell office:value-type="string" calcext:value-type="string">
            <text:p>Marsa Matruh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Abou Sulta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Marsa Matruh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El Mansoura Past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Marsa Matruh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Ana maria cafe &amp;restaurant 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Marsa Matruh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Hardee'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taurant | American</text:p>
          </table:table-cell>
          <table:table-cell office:value-type="string" calcext:value-type="string">
            <text:p>Marsa Matruh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Abo sha2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Marsa Matruh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Pizza 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Marsa Matruh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Potato &amp; Zalaby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Fast Food | Egyptian</text:p>
          </table:table-cell>
          <table:table-cell office:value-type="string" calcext:value-type="string">
            <text:p>Marsa Matruh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Pizza &amp; Feteer El Mansoura</text:p>
          </table:table-cell>
          <table:table-cell/>
          <table:table-cell office:value-type="string" calcext:value-type="string">
            <text:p>Restaurant | Mediterranean</text:p>
          </table:table-cell>
          <table:table-cell office:value-type="string" calcext:value-type="string">
            <text:p>Marsa Matruh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El Negm El Araby Restaurant</text:p>
          </table:table-cell>
          <table:table-cell/>
          <table:table-cell office:value-type="string" calcext:value-type="string">
            <text:p>Restaurant | Mediterranean</text:p>
          </table:table-cell>
          <table:table-cell office:value-type="string" calcext:value-type="string">
            <text:p>Marsa Matruh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El Zaeem Restaurant</text:p>
          </table:table-cell>
          <table:table-cell/>
          <table:table-cell office:value-type="string" calcext:value-type="string">
            <text:p>Restaurant | Mediterranean</text:p>
          </table:table-cell>
          <table:table-cell office:value-type="string" calcext:value-type="string">
            <text:p>Marsa Matruh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Wenkie's German Ice Cream &amp; Iced Coffee Parl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Dessert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Gerda's Garden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The Lantern Room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Pizza Roma-i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ofra Restaurant &amp; Caf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Aisha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Al-Sahaby Lane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Jewel of the Nil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A Taste of India &amp; Arabia International Restaurant Plus Ba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The Kings Head Pub and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unflower Restaurant West bank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unRise Bar &amp;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Africa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eigenberger Nile Palace Luxor Hote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Tutankhamon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nob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Oasis Pala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Aboudi Coffee Break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Esquire Restaurant and B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1886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ecret Garden Caf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Deans Bis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Kam Thai Takeawa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Quick Pizza Luxo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onesta St. George Hotel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La Fle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French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fe Latt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ilk Road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nack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Fast Food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Oasis Caf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Fayrouz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Zigolini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Oum Hashim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Maxime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Roset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McDonald's Lux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Moon Valley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Jan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El Hussein Restauran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Nile View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JJ's Bar and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Blue Sky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El Tarbou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Jamboree Restaurant Lux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Restaurant Mohammed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Marsam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Wolf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Ramesseum Rest Hous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Victoria Room, Winter Pala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L'Oa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L Ho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Seafood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Nero Caff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Al Hareef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our El Gourn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orniche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French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Elnakhi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Hotel El Mesala &amp;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Nile Valley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El Gazira Gardens Hotel &amp;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The Roo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Luxor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Mr.Greek Bar &amp;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of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Makai Tukai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Moby Di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Nino's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Italian | Mediterrane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Waves Restaurant &amp; lounge B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ofra Middle Eastern Cuisine - Hurgha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Makai Tuka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Kahram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 | Itali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Grill &amp; Chill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huchichaschtli - swiss hous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Pasta e Bas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Alex Beach Club &amp;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French | Vegetarian Friendly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Breeze Restaurant &amp; Bar - El Goun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Amaya Restaurant Madinat Maka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The Grill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The Heaven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 | Seafood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Malu's Deli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Le Garage - Gourmet Burger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MazaGouna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uddleduck Bar &amp; Restaurant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The Snack Shack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 | Fast Food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Retro Bar &amp; Pub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The Grill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The Lodge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Seafood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Upstairs Restaurant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L'Imperatore Marin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Granad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 | Seafood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Thai Garden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 | Vegetarian Friendly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aribbean Ba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 | Seafood | Mediterrane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White Elephant Thai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 | Vegetarian Friendly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Town House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Jobo's Sports Bar &amp; Restaurant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Maritim Restaurant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Seafood | Mediterrane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El Halak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Seafood | Mediterrane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Bordiehn`s Villa Kunterbu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Egyptian | Vegetarian Friendly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Ali Pacha Resort, Tandoor Restaurant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aptain's Steakhouse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The Purrfect Cuppa English Tea Ro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Grasshopper Cafe Restaura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Nubian Cafe &amp;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Hard Rock Caf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Kan Zaman Restaurant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ar Fish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Seafood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Moods Restaurant &amp; Beach Club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Bar 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White Elephant Thai Restura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The Three Corners Rihanna Restaurant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Egypti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Gad Restaura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Fast Food | Egypti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El Dar Darak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Dunes Restaurant and Bar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The Turkish House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Lagoonie Restaurant &amp; Bar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Little Budd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amo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Gaucho Steakhous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Athena Greek Tavern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El Mina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Seafood | Egyptian</text:p>
          </table:table-cell>
          <table:table-cell office:value-type="string" calcext:value-type="string">
            <text:p>Hurghada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The Grill Restaurant &amp; Loung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French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Birdcage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 | Vegetarian Friendly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MIRAI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abaya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O's Pasta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Ital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Kamala at Conrad Cair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Maharaja Indian Restaurant at Ramses Hilton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 | Vegetarian Friendly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aigon Restaurant &amp; Lounge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Restaurant El Dar Darak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Night &amp; Day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Osmanly Restaurant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Koshary Abou Tarek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 Fast Food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equoia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ushirami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rlo's - Le Pacha 1901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Egyptian | Vegetarian Friendly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Taboula Lebanese Restaurant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Pane Vino Restaurant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Naguib Mahfouz Cafe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 | Egypt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Andrea Marioutey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Le Deck By Laurent Peugeot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French | Vegetarian Friendly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India along the Nil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Zitouni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Kazaz Restaura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Egyptian | Fast Food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8 Chinese Restaurant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Felfe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Nagib Mafouz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 | Egypt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L'Uliveto Restauran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Alfredo Restaurant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Egyptian | Vegetarian Friendly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Aura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JW's Steakhouse . Cairo Marriott Hotel &amp; Omar Khayyam Casino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Koshary El Tahrir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Fast Food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La Bodega Aperitivo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Mahraja Restura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The White Owl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ke cafe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Nile Maxim 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U Bistro &amp; B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 | French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Estori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Beano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 | Cafe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Garden Promenade Caf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Cafe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aiRoma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 | Egypt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Five Bell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Omar s Cafe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Cafe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Mermaid Restaurant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Arig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Kaber Sobhy Restaura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Burger Factory 201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Americ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Fasahet Somaya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Upper Deck Lounge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Torii The Gateway To Sushi And Teppanyaki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Makino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La Gourmandis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merican | French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El Malky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Fuddrucker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Americ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Blue Nile 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Tea Garden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Cafe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Gaya Restaurant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El Dahan Restauran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Ovio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 | Cafe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emse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Egyptian | Fast Food</text:p>
          </table:table-cell>
          <table:table-cell office:value-type="string" calcext:value-type="string">
            <text:p>Giza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hams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Red Ca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hark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Seafood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Yum Yum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Fast Food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Athanor Cafe-Pizzeri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Meya Mey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Ralph's German Bake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Ali Baba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Seafood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Ramez &amp; Paola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Hell's Kitchen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Everyday Cafe &amp;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 | Egyptian | Vegetarian Friendly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Eel Garden View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King Chicken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Baba Ali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BoxMea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French | As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Friend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Seafood | Egypt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Yalla B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Egyptian | Vegetarian Friendly | Bar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Blue House Thai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Nemo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Seafood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Namaste Indian Cuisin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 | Vegetarian Friendly 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Zanooba Slow Cook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Lindy's Dahab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Seafood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outh North - Tea Garden &amp; Culture Ca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Cafe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arm Inn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El Fana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Seafood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Food Ur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eldorado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The Kitchen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Planet Caf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Cafe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Dai Pescatori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Nirvan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 | Vegetarian Friendly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Jackie'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Yambo Ca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Egyptian | Cafe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Aladdin Rest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Seafood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Penguin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Mona Mam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 | Vegetarian Friendly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El Primo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ea Br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Seafood | Egypt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h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 | Egypt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Jasmin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hurchill Pub Dahab Egyp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 | Fast Food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hahrazad Restaurant and Ca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Cafe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eaduction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The Ca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Seafood | Fast Food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offee 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Cafe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ababa Hotel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Timoja Restaurant &amp; Loun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un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El Dorado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ame Same But Different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El Mun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Mojo CoWork Ca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meric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I Don't Car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Kung Fu Pas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Italian | Cafe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Fresh F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Seafood | Egyptian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Waffle House Dah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French | Fast Food</text:p>
          </table:table-cell>
          <table:table-cell office:value-type="string" calcext:value-type="string">
            <text:p>Dahab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The Grill Restaurant &amp; Loun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Vegetarian Friendly | French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Bab Al Qas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Vegetarian Friendly | French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Fayruz Lebanese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Birdcag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Maestro Italian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MIRA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Esplanade Cafe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Vegetarian Friendly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hogun Japanese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abay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Al Khal Egyptian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Night &amp; Da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Kazoku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Windows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O's Past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Maharaja Indian Restaurant at Ramses Hilton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Kamala at Conrad Cairo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aigon Restaurant &amp; Loung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achi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Osmanly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Indira Indian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Koshary Abou Tarek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Fast Food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equoi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Pane Vino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arlo's - Le Pacha 190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The Smoke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French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Naguib Mahfouz Caf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 | Cafe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Maria'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Taboula Lebanese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Alfredo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Sushirami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Zoo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Le Deck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French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Zitouni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Ta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Stavolt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8 Chinese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India along the Nil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Lucc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Italian | Bar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Bellini Cocktail Loung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Bar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Kazaz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 | Fast Food | Egyptai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Nagib Mafouz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Egyptian | Cafe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Aqua e Lu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Vegetarian Friendly | Seafood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Felfe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Vegetarian Friendly | Seafood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Abou el-S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Vegetarian Friendly | Seafood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Cairo Kitch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Vegetarian Friendly | Seafood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Bab El Nil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 | Seafood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JW's Steakhouse . Cairo Marriott Hotel &amp; Omar Khayyam Casino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Bell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Aur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The Blue Restaurant &amp; Gril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Asmak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Seafood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Fuego Grill And Sushi Ba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Koshari al-Tahr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 | Fast Food | Egyptai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Tama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Kebabgy Oriental Gr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C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Tabla Lu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Fish Mark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Seafood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Spectra Restaurant &amp; Caf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Eat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Vegetarian Friendly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The Grill Restaurant &amp; Loun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French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Fayruz Lebanese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Bab Al Qas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Birdcag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Maestro Italian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Sabay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Al Khal Egyptian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Shogun Japanese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Kazoku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O's Past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Windows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Kamala at Conrad Cai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Sachi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Saigon Restaurant &amp; Loung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Night &amp; Da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Indira Indian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Osmanly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Pane Vino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Koshary Abou Tarek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Fast Food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Sequoi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Sushiram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The Smoke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French | Seafood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Carlo's - Le Pacha 190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Taboula Lebanese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Naguib Mahfouz Caf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Egyptian | Cafe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Maria'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Ta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Oak Gril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Crave Cairo Festival C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Ayadina Lebanese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Pepenero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Bua Kh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Pomod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Egyptian | Seafood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City Stars' foodcou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Fast Food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Pool Lounge &amp; Gri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Saraya Galle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French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Kaber Sobhy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Nile Terra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Abou el S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The View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Hard Rock Caf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merican | Bar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Crimson Bar &amp; Gr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Vegetarian Friendly | American | Bar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Egyptian Pancake Hous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Mercado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Ristorante Tuscan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Old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The White Ow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Khan El Khalili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LEXIE'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Cortigia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Vegetarian Friendly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Manipuri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TBS- The Bakery Sh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O.Liv.O Pizzeria &amp; B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Scores Sports Bar &amp;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merican | Bar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The Grill Restaurant &amp; Loun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French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Fayruz Lebanese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Bab Al Qas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Birdcag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Maestro Italian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MIRAI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Esplanade Cafe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Sabay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Al Khal Egyptian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Shogun Japanese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Kazoku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O's Past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Windows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Kamala at Conrad Cai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Maharaja Indian Restaurant at Ramses Hilton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Sachi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Saigon Restaurant &amp; Loung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Night &amp; Da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Indira Indian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Osmanly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Pane Vino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Vegetarian Friendly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Koshary Abou Tarek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Egyptian | Fast Food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Sequoi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Sushiram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The Smoke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Seafood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Carlo's - Le Pacha 190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Taboula Lebanese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Naguib Mahfouz Caf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Egyptian | Cafe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Maria'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Ta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Little Swiss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Ov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 | Cafe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Gaya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Koshary El Tahr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Upper Deck Loung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Bar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Torii The Gateway To Sushi And Teppanya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Al Dab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Maki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Ted'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El Malk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Fuddruck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Americ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Blue Nil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Tea Garden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Cafe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Mezzeh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Tutti Mat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Italiano restaurant at Concorde El Salam Hotel Cairo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Asmak Baha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 | Seafood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Yok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Egyptian | Fast Food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Ahle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Blackstone Bistro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meric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El Borg Restaurants For Sea F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Egyptian | Seafood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El Dahan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JW's Steakhou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Americ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The Tap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 | Bar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C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La Brioche Dor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French | Cafe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The Lounge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Cilan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Cafe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The Grill Restaurant &amp; Loun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French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Fayruz Lebanese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Bab Al Qas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Birdcag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Maestro Italian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MIRAI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Esplanade Cafe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Sabay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Al Khal Egyptian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Shogun Japanese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Kazoku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O's Past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Windows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Kamala at Conrad Cai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Maharaja Indian Restaurant at Ramses Hilton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Sachi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Saigon Restaurant &amp; Loung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Night &amp; Da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Indira Indian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Osmanly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Pane Vino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Koshary Abou Tarek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Egyptian | Fast Food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Sequoi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Sushiram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The Smoke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French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Carlo's - Le Pacha 190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Taboula Lebanese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Naguib Mahfouz Caf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Egyptian | Cafe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Maria'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Ta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The Grill Restaurant &amp; Loun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French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Fayruz Lebanese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Bab Al Qas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Birdcag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Maestro Italian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MIRAI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Esplanade Cafe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Sabay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Al Khal Egyptian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Shogun Japanese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Kazoku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O's Past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Windows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Kamala at Conrad Cai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Maharaja Indian Restaurant at Ramses Hilton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Sachi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Saigon Restaurant &amp; Loung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Night &amp; Da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Indira Indian Restau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Osmanly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Pane Vino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 | Ital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Koshary Abou Tarek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Egyptian | Fast Food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Sequoi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Sushiram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The Smoker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Asian | French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Carlo's - Le Pacha 190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Vegetarian Friendly | Egypt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Taboula Lebanese Restaur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Naguib Mahfouz Caf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Egyptian | Cafe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Maria'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Vegetarian Friendly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Ta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Asian</text:p>
          </table:table-cell>
          <table:table-cell office:value-type="string" calcext:value-type="string">
            <text:p>Cairo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Hakuna matata caf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 | American</text:p>
          </table:table-cell>
          <table:table-cell office:value-type="string" calcext:value-type="string">
            <text:p>Marsa Alam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Costa Coff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Cafe</text:p>
          </table:table-cell>
          <table:table-cell office:value-type="string" calcext:value-type="string">
            <text:p>Marsa Alam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Sofr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Marsa Alam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Sharme El Luli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Marsa Alam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Gorgonia Beach Resort Pizze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Marsa Alam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Stella del Ma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Seafood | Vegetarian Friendly</text:p>
          </table:table-cell>
          <table:table-cell office:value-type="string" calcext:value-type="string">
            <text:p>Marsa Alam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Nino’s Italian cuisin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Marsa Alam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Ristorante "La Mia Africa"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taurant | Mediterranean</text:p>
          </table:table-cell>
          <table:table-cell office:value-type="string" calcext:value-type="string">
            <text:p>Marsa Alam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Non Solo Pa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Italian</text:p>
          </table:table-cell>
          <table:table-cell office:value-type="string" calcext:value-type="string">
            <text:p>Marsa Alam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Mashrabia Restaurant Marsa Al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Marsa Alam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Pamboty Seafood Resta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Seafood </text:p>
          </table:table-cell>
          <table:table-cell office:value-type="string" calcext:value-type="string">
            <text:p>Marsa Alam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4 corners coffeesh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taurant | Mediterranean | Egyptian</text:p>
          </table:table-cell>
          <table:table-cell office:value-type="string" calcext:value-type="string">
            <text:p>Marsa Alam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Turtles Restaurant</text:p>
          </table:table-cell>
          <table:table-cell/>
          <table:table-cell office:value-type="string" calcext:value-type="string">
            <text:p>Restaurant | Italian | Fast Food | Mediterranean</text:p>
          </table:table-cell>
          <table:table-cell office:value-type="string" calcext:value-type="string">
            <text:p>Marsa Al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3:00:15.716569637</meta:creation-date>
    <dc:date>2019-02-01T23:10:15.057044179</dc:date>
    <meta:editing-duration>PT9M59S</meta:editing-duration>
    <meta:editing-cycles>1</meta:editing-cycles>
    <meta:document-statistic meta:table-count="1" meta:cell-count="3600" meta:object-count="0"/>
    <meta:generator>LibreOffice/5.1.6.2$Linux_X86_64 LibreOffice_project/10m0$Build-2</meta:generator>
  </office:meta>
</office:document-meta>
</file>